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Arial" style:font-family-asian="Arial" style:font-family-complex="Arial"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4.00pt" fo:font-weight="normal" fo:font-family="Arial" style:font-family-asian="Arial" style:font-family-complex="Arial" fo:background-color="transparent" style:use-window-font-color="true"/>
    </style:style>
    <style:style style:name="T4" style:family="text">
      <style:text-properties fo:font-size="18.00pt" fo:font-weight="bold" fo:font-family="Arial" style:font-family-asian="Arial" style:font-family-complex="Arial" fo:background-color="transparent" style:use-window-font-color="true"/>
    </style:style>
    <style:style style:name="T5" style:family="text">
      <style:text-properties fo:font-size="14.00pt" fo:font-weight="normal" fo:font-family="Arial" style:font-family-asian="Arial" style:font-family-complex="Arial" fo:background-color="transparent" style:use-window-font-color="true"/>
    </style:style>
    <style:style style:name="P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2">Feb 12th, 2020</text:span></text:p>
      <text:p text:style-name="P1"><text:span text:style-name="T3"/></text:p>
      <text:p text:style-name="P1"><text:span text:style-name="T3">Re: KOLLI ANIL KUMAR , Emp Id : WTGV/032</text:span></text:p>
      <text:p text:style-name="P1"><text:span text:style-name="T3"/></text:p>
      <text:p text:style-name="P1"><text:span text:style-name="T4">To Whom It May Concern:</text:span><text:span text:style-name="T5"/></text:p>
      <text:p text:style-name="P1"><text:span text:style-name="T5"/></text:p>
      <text:p text:style-name="P1"><text:span text:style-name="T5">This letter is to confirm that KOLLI ANIL KUMAR has been employed with WebToGO Mobiles Internet Pvt. Ltd., since September 2010.Currently he is working as a Senior Testing Engineer at WebToGo Mobiles Internet Pvt. Ltd., 18-B/1, SDF-I Building,Visakhapatnam Special Economic Zone (V.S.E.Z.), Duvvada, Visakhapatnam. His current annual salary is INR 1,005,000.</text:span></text:p>
      <text:p text:style-name="P1"><text:span text:style-name="T5"/></text:p>
      <text:p text:style-name="P1"><text:span text:style-name="T5">Our company has no objection to allot vacation for two weeks as he is planning to visit his sister in USA. We have found that Mr. KOLLI ANIL KUMAR to be a very sincere and his contribution and services towards our organization were excellent and exemplary. </text:span></text:p>
      <text:p text:style-name="P1"><text:span text:style-name="T5"/></text:p>
      <text:p text:style-name="P1"><text:span text:style-name="T5">Should you require more information and confirmation, please do not hesitate to contact me at 0891-2574871.</text:span></text:p>
      <text:p text:style-name="P1"><text:span text:style-name="T5"/></text:p>
      <text:p text:style-name="P1"><text:span text:style-name="T5">Sincerely,</text:span></text:p>
      <text:p text:style-name="P1"><text:span text:style-name="T5"><text:s/></text:span></text:p>
      <text:p text:style-name="P1"><text:span text:style-name="T5">Managing Director</text:span></text:p>
      <text:p text:style-name="P1"><text:span text:style-name="T5">Ravikanth Bollapragada</text:span></text:p>
      <text:p text:style-name="P1"><text:span text:style-name="T5">office<text:s text:c="2"/>: 0891-2574871</text:span></text:p>
      <text:p text:style-name="P1"><text:span text:style-name="T5">Email : </text:span></text:p>
      <text:p text:style-name="P1"><text:span text:style-name="T5">India</text:span></text:p>
      <text:p text:style-name="P1"><text:span text:style-name="T5">WebToGo Mobiles Internet Pvt.Ltd.,</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